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Meetings Plan</text:h>
      <text:p text:style-name="Text_20_body"/>
      <text:p text:style-name="Text_20_body">As agreed on the first presential meetings, the team met initially remotely each week on mondays on 18 o'clock according to the UTC<text:note text:id="ftn1" text:note-class="footnote"><text:note-citation>1</text:note-citation><text:note-body><text:p text:style-name="Footnote">http://en.wikipedia.org/wiki/Coordinated_Universal_Time</text:p></text:note-body></text:note>-0 time zone. Each meeting would last from fifty minutes to two hours if necessary.</text:p>
      <text:p text:style-name="Text_20_body">During the requirements gathering and development stages of the project, the topics in each meeting discussed by each package members, were the in the following list:</text:p>
      <text:list xml:id="list2117773780" text:style-name="L1">
        <text:list-item>
          <text:p text:style-name="P1">Report last week's activity</text:p>
        </text:list-item>
        <text:list-item>
          <text:p text:style-name="P1">Plan next week's activity</text:p>
        </text:list-item>
        <text:list-item>
          <text:p text:style-name="P1">Express difficulties and problems encountered, but not solve them right away</text:p>
        </text:list-item>
      </text:list>
      <text:p text:style-name="Text_20_body">This first part of the meeting lasts twenty minutes and helps the team stay updated and motivated with the evolution of the project. After each team reported these topics, the whole team would follow-up with assigning team members to help solve the expressed problems in the third topic. If any other meetings were needed to solve pending issues, the affected members would arrange extra meetings during the week.</text:p>
      <text:h text:style-name="Heading_20_3" text:outline-level="3">Communication Tools</text:h>
      <text:p text:style-name="Text_20_body">The next sections describe the communication tools used to interact between team members.</text:p>
      <text:p text:style-name="Heading">Adobe Connect</text:p>
      <text:p text:style-name="Text_20_body">This proprietary platform allowed team members to communicate with each other through live text, video and voice chat on modern web browsers. Most meetings where held in this platform.</text:p>
      <text:p text:style-name="Text_20_body">The application also allowed the team members to share a computer screen to better explain an issue or expose a better alternative during the decision making.</text:p>
      <text:p text:style-name="Text_20_body">The interoperability of this platform was enough to communicate through various systems.</text:p>
      <text:p text:style-name="Heading">Mailing Lists</text:p>
      <text:p text:style-name="Text_20_body"><text:s/>When an urgent decision came up and the whole team needed to be present, a team member would broadcast an email through the SourceForge mailing list system and the rest of the team would reply as soon as possible, broadcasting their response to the rest of the team through the same mailing list topic.</text:p>
      <text:p text:style-name="Text_20_body">In terms of interoperability, using email messages were enough if the team couldn't use live text chat and using the mailing list provided a way to use the emails like a forum.</text:p>
      <text:p text:style-name="Heading">IRC</text:p>
      <text:p text:style-name="Text_20_body">If by some reason Adobe Connect wasn't available to some team members, the team would use an IRC channel created by the team to hold extra meetings – mostly integration meetings. It provided an online interface<text:note text:id="ftn2" text:note-class="footnote"><text:note-citation>2</text:note-citation><text:note-body><text:p text:style-name="Footnote">http://www.mibbit.com/</text:p></text:note-body></text:note> or the team member could use an IRC client.</text:p>
      <text:p text:style-name="Text_20_body"><text:soft-page-break/>The interoperability was good if the team only needed text chat and the internet connection was slow.</text:p>
      <text:p text:style-name="Standard"/>
      <text:p text:style-name="Standard"/>
      <text:p text:style-name="Heading">Forum</text:p>
      <text:p text:style-name="Text_20_body">The SourceForge online platform also provided a private and a public forum, if for example, the team wanted to make a public conversation with the Blue Team or make a private poll about a certain topic.</text:p>
      <text:p text:style-name="Text_20_body"/>
      <text:p text:style-name="Heading">Skype</text:p>
      <text:p text:style-name="Text_20_body">This proprietary software<text:note text:id="ftn3" text:note-class="footnote"><text:note-citation>3</text:note-citation><text:note-body><text:p text:style-name="Footnote">http://www.skype.com/</text:p></text:note-body></text:note> was seldom used between two team members for private or more hands-on conversations.</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non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non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Arial1"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left="0in" fo:margin-right="0in" fo:margin-top="0in" fo:margin-bottom="0.0835in" fo:text-indent="0in" style:auto-text-indent="true"/>
      <style:text-properties style:font-name="Arial1" style:font-size-asian="10.5pt"/>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1-06-09T14:28:59</dc:date>
    <meta:generator>LibreOffice/3.4$Unix LibreOffice_project/340m1$Build-12</meta:generator>
    <meta:editing-duration>PT48M46S</meta:editing-duration>
    <meta:editing-cycles>26</meta:editing-cycles>
    <meta:document-statistic meta:table-count="0" meta:image-count="0" meta:object-count="0" meta:page-count="2" meta:paragraph-count="1" meta:word-count="451" meta:character-count="2761" meta:non-whitespace-character-count="2342"/>
  </office:meta>
</office:document-meta>
</file>